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646cm" fo:min-width="4.29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4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4.90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5.20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5cm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5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size="15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2.1cm" svg:x="5cm" svg:y="1.2cm">
          <text:p text:style-name="P1">Star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cm" svg:height="2.2cm" svg:x="5cm" svg:y="5.5cm">
          <text:p text:style-name="P1">Vytvoř <text:line-break/>1. generac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5cm" svg:height="5cm" svg:x="5cm" svg:y="9cm">
          <text:p text:style-name="P1">Nalezeno<text:line-break/> řešení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5" draw:id="id5" draw:layer="layout" svg:width="5.6cm" svg:height="2cm" svg:x="12cm" svg:y="10.5cm">
          <text:p text:style-name="P1">Šifra prolome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6" draw:id="id6" draw:layer="layout" svg:width="5.9cm" svg:height="2cm" svg:x="12cm" svg:y="17.5cm">
          <text:p text:style-name="P1">Šifra neprolome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5cm" svg:height="5cm" svg:x="5cm" svg:y="16cm">
          <text:p text:style-name="P3"><text:span text:style-name="T1">Dosaženo </text:span><text:span text:style-name="T1"><text:line-break/></text:span><text:span text:style-name="T1">poslední </text:span><text:span text:style-name="T1"><text:line-break/></text:span><text:span text:style-name="T1">gener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7" draw:id="id7" draw:layer="layout" svg:width="5cm" svg:height="2cm" svg:x="5cm" svg:y="23cm">
          <text:p text:style-name="P1">Proveď evoluci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s" svg:x1="7.5cm" svg:y1="3.3cm" svg:x2="7.5cm" svg:y2="5.5cm" draw:start-shape="id1" draw:start-glue-point="2" draw:end-shape="id2" draw:end-glue-point="0" svg:d="M7500 3300v502 1197 501" svg:viewBox="0 0 1 2201">
          <text:p/>
        </draw:connector>
        <draw:connector draw:style-name="gr7" draw:text-style-name="P5" draw:layer="layout" draw:type="lines" svg:x1="7.5cm" svg:y1="7.7cm" svg:x2="7.5cm" svg:y2="9cm" draw:start-shape="id2" draw:start-glue-point="2" draw:end-shape="id3" draw:end-glue-point="4" svg:d="M7500 7700v501 298 501" svg:viewBox="0 0 1 1301">
          <text:p/>
        </draw:connector>
        <draw:connector draw:style-name="gr7" draw:text-style-name="P5" draw:layer="layout" draw:type="lines" svg:x1="7.5cm" svg:y1="14cm" svg:x2="7.5cm" svg:y2="16cm" draw:start-shape="id3" draw:start-glue-point="6" draw:end-shape="id4" svg:d="M7500 14000v502 997 501" svg:viewBox="0 0 1 2001">
          <text:p/>
        </draw:connector>
        <draw:connector draw:style-name="gr7" draw:text-style-name="P5" draw:layer="layout" draw:type="lines" svg:x1="10cm" svg:y1="11.5cm" svg:x2="12cm" svg:y2="11.5cm" draw:start-shape="id3" draw:start-glue-point="7" draw:end-shape="id5" draw:end-glue-point="3" svg:d="M10000 11500h502 997 501" svg:viewBox="0 0 2001 1">
          <text:p/>
        </draw:connector>
        <draw:connector draw:style-name="gr7" draw:text-style-name="P5" draw:layer="layout" draw:type="lines" svg:x1="10cm" svg:y1="18.5cm" svg:x2="12cm" svg:y2="18.5cm" draw:start-shape="id4" draw:start-glue-point="7" draw:end-shape="id6" draw:end-glue-point="3" svg:d="M10000 18500h502 997 501" svg:viewBox="0 0 2001 1">
          <text:p/>
        </draw:connector>
        <draw:connector draw:style-name="gr7" draw:text-style-name="P5" draw:layer="layout" draw:type="lines" svg:x1="7.5cm" svg:y1="21cm" svg:x2="7.5cm" svg:y2="23cm" draw:start-shape="id4" draw:start-glue-point="6" draw:end-shape="id7" draw:end-glue-point="0" svg:d="M7500 21000v502 997 501" svg:viewBox="0 0 1 2001">
          <text:p/>
        </draw:connector>
        <draw:connector draw:style-name="gr7" draw:text-style-name="P5" draw:layer="layout" draw:type="lines" draw:line-skew="-0.499cm -0.499cm" svg:x1="5cm" svg:y1="24cm" svg:x2="5cm" svg:y2="11.5cm" draw:start-shape="id7" draw:start-glue-point="3" draw:end-shape="id3" draw:end-glue-point="5" svg:d="M5000 24000h-1000v-12500h1000" svg:viewBox="0 0 1001 1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2:20:59.686000000</meta:creation-date>
    <dc:date>2018-11-28T22:53:18.027000000</dc:date>
    <meta:editing-duration>PT22M14S</meta:editing-duration>
    <meta:editing-cycles>5</meta:editing-cycles>
    <meta:generator>LibreOffice/6.1.0.3$Windows_X86_64 LibreOffice_project/efb621ed25068d70781dc026f7e9c5187a4decd1</meta:generator>
    <meta:document-statistic meta:object-count="14"/>
  </office:meta>
</office:document-meta>
</file>